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cc66ff" fo:font-weight="bold" style:font-weight-asian="bold" style:font-weight-complex="bold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NC_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 svg:viewBox="0 0 1 751">
          <text:p>in={mod, addr}</text:p>
        </draw:connector>
        <draw:connector draw:style-name="Conector" draw:text-style-name="P2" draw:layer="layout" svg:x1="9.5cm" svg:y1="4.7cm" svg:x2="9.5cm" svg:y2="6.5cm" draw:start-shape="id3" draw:start-glue-point="2" draw:end-shape="id4" draw:end-glue-point="0" svg:d="M9500 4700v1800" svg:viewBox="0 0 1 1801">
          <text:p><text:span text:style-name="T1">- if there are existing stores 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5" draw:id="id5" draw:layer="layout" svg:width="3cm" svg:height="0.5cm" svg:x="8cm" svg:y="9.55cm">
          <text:p text:style-name="P1">NC_STORE_ACTION</text:p>
        </draw:rect>
        <draw:custom-shape draw:style-name="gr2" draw:text-style-name="P1" xml:id="id6" draw:id="id6" draw:layer="layout" svg:width="0.5cm" svg:height="0.5cm" svg:x="9.2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10.05cm" svg:x2="9.5cm" svg:y2="11.75cm" draw:start-shape="id5" draw:start-glue-point="2" draw:end-shape="id6" draw:end-glue-point="4" svg:d="M9500 10050v1700" svg:viewBox="0 0 1 1701">
          <text:p>- if err, goto NC_STORE_LOCK</text:p>
          <text:p/>
          <text:p>state?</text:p>
        </draw:connector>
        <draw:rect draw:style-name="gr1" draw:text-style-name="P1" xml:id="id7" draw:id="id7" draw:layer="layout" svg:width="3.5cm" svg:height="0.5cm" svg:x="7.75cm" svg:y="13.75cm">
          <text:p text:style-name="P1">NC_STORE_MISS</text:p>
        </draw:rect>
        <draw:connector draw:style-name="Conector" draw:layer="layout" draw:line-skew="-2cm" svg:x1="9.25cm" svg:y1="12cm" svg:x2="7.75cm" svg:y2="14cm" draw:start-shape="id6" draw:start-glue-point="5" draw:end-shape="id7" draw:end-glue-point="3" svg:d="M9250 12000h-4000v2000h2500" svg:viewBox="0 0 4001 2001">
          <text:p>M/I</text:p>
          <text:p>- get low mod → {low_mod}</text:p>
          <text:p>- call <text:span text:style-name="T2">READ_REQUEST</text:span>(mod,</text:p>
          <text:p><text:tab/>low_mod, tag, up-down, mod)</text:p>
          <text:p><text:tab/>→ {err}</text:p>
          <text:p/>
        </draw:connector>
        <draw:connector draw:style-name="Conector" draw:layer="layout" draw:line-skew="3cm" svg:x1="9.75cm" svg:y1="12cm" svg:x2="11.25cm" svg:y2="14cm" draw:start-shape="id6" draw:start-glue-point="7" draw:end-shape="id7" draw:end-glue-point="1" svg:d="M9750 12000h5000v2000h-3500" svg:viewBox="0 0 5001 2001">
          <text:p><text:tab/><text:tab/><text:tab/><text:tab/></text:p>
          <text:p/>
          <text:p/>
          <text:p/>
          <text:p><text:tab/><text:tab/><text:tab/><text:tab/><text:tab/><text:tab/><text:tab/><text:tab/><text:tab/><text:tab/><text:tab/>N/S</text:p>
          <text:p><text:tab/><text:tab/><text:tab/><text:tab/><text:tab/><text:tab/><text:tab/><text:tab/><text:tab/><text:tab/><text:tab/>- hit</text:p>
          <text:p/>
          <text:p/>
          <text:p/>
          <text:p/>
          <text:p/>
        </draw:connector>
        <draw:rect draw:style-name="gr3" draw:text-style-name="P1" xml:id="id9" draw:id="id9" draw:layer="layout" svg:width="2.5cm" svg:height="0.5cm" svg:x="8.25cm" svg:y="18.5cm">
          <text:p/>
        </draw:rect>
        <draw:connector draw:style-name="Conector" draw:layer="layout" svg:x1="9.5cm" svg:y1="17.25cm" svg:x2="9.5cm" svg:y2="18.5cm" draw:start-shape="id8" draw:start-glue-point="2" draw:end-shape="id9" draw:end-glue-point="0" svg:d="M9500 17250v1250" svg:viewBox="0 0 1 1251"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2cm">
          <text:p text:style-name="P1">NC_STORE_LOCK</text:p>
        </draw:rect>
        <draw:connector draw:style-name="Conector" draw:layer="layout" svg:x1="9.5cm" svg:y1="3cm" svg:x2="9.5cm" svg:y2="4.2cm" draw:start-shape="id2" draw:start-glue-point="2" draw:end-shape="id3" draw:end-glue-point="0" svg:d="M9500 3000v1200" svg:viewBox="0 0 1 1201">
          <text:p>- record access start</text:p>
          <text:p>- if access can be coalesced with access X:</text:p>
          <text:p><text:tab/>-enqueue access in X's wait list</text:p>
          <text:p><text:tab/> <text:s/>(return event = NC_STORE_FINISH)</text:p>
        </draw:connector>
        <draw:rect draw:style-name="gr1" draw:text-style-name="P1" xml:id="id8" draw:id="id8" draw:layer="layout" svg:width="2.5cm" svg:height="0.5cm" svg:x="8.25cm" svg:y="16.75cm">
          <text:p text:style-name="P1">NC_STORE_FINISH</text:p>
        </draw:rect>
        <draw:connector draw:style-name="Conector" draw:layer="layout" svg:x1="9.5cm" svg:y1="15.5cm" svg:x2="9.5cm" svg:y2="16.75cm" draw:start-shape="id10" draw:start-glue-point="2" draw:end-shape="id8" draw:end-glue-point="0" svg:d="M9500 15500v1250" svg:viewBox="0 0 1 1251">
          <text:p>- set tag of block</text:p>
          <text:p>- set state to N</text:p>
          <text:p>- unlock directory entry</text:p>
        </draw:connector>
        <draw:connector draw:style-name="Conector" draw:layer="layout" svg:x1="9.5cm" svg:y1="7cm" svg:x2="9.5cm" svg:y2="7.95cm" draw:start-shape="id4" draw:start-glue-point="2" draw:end-shape="id11" draw:end-glue-point="4" svg:d="M9500 7000v950" svg:viewBox="0 0 1 951">
          <text:p>- if err, goto NC_STORE_LOCK</text:p>
          <text:p/>
          <text:p>state?</text:p>
        </draw:connector>
        <draw:rect draw:style-name="gr1" draw:text-style-name="P1" xml:id="id4" draw:id="id4" draw:layer="layout" svg:width="3cm" svg:height="0.5cm" svg:x="8cm" svg:y="6.5cm">
          <text:p text:style-name="P1">NC_STORE_WRITEBACK</text:p>
        </draw:rect>
        <draw:custom-shape draw:style-name="gr2" draw:text-style-name="P1" xml:id="id11" draw:id="id11" draw:layer="layout" svg:width="0.5cm" svg:height="0.5cm" svg:x="9.25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25cm" svg:y1="8.2cm" svg:x2="8cm" svg:y2="9.8cm" draw:start-shape="id11" draw:start-glue-point="5" draw:end-shape="id5" draw:end-glue-point="3" svg:d="M9250 8200h-1879v1600h629" svg:viewBox="0 0 1880 1601">
          <text:p><text:span text:style-name="T3">M</text:span></text:p>
          <text:p>-call EVICT to send latest</text:p>
          <text:p><text:s/>block value to low_mod</text:p>
          <text:p/>
        </draw:connector>
        <draw:connector draw:style-name="Conector" draw:layer="layout" svg:x1="9.75cm" svg:y1="8.2cm" svg:x2="11cm" svg:y2="9.8cm" draw:start-shape="id11" draw:start-glue-point="7" draw:end-shape="id5" draw:end-glue-point="1" svg:d="M9750 8200h1892v1600h-642" svg:viewBox="0 0 1893 1601">
          <text:p><text:span text:style-name="T3"><text:tab/></text:span><text:span text:style-name="T3"><text:tab/></text:span><text:span text:style-name="T3"><text:tab/></text:span><text:span text:style-name="T3"><text:tab/></text:span><text:span text:style-name="T3">N/S/I</text:span></text:p>
          <text:p/>
        </draw:connector>
        <draw:rect draw:style-name="gr1" draw:text-style-name="P1" xml:id="id10" draw:id="id10" draw:layer="layout" svg:width="3.5cm" svg:height="0.5cm" svg:x="7.75cm" svg:y="15cm">
          <text:p text:style-name="P1">NC_STORE_UNLOCK</text:p>
        </draw:rect>
        <draw:connector draw:style-name="Conector" draw:layer="layout" svg:x1="9.5cm" svg:y1="14.25cm" svg:x2="9.5cm" svg:y2="15cm" draw:start-shape="id7" draw:start-glue-point="2" draw:end-shape="id10" draw:end-glue-point="0" svg:d="M9500 14250v750" svg:viewBox="0 0 1 751">
          <text:p>- if err → unlock, goto NC_STORE_LOCK</text:p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_20_91" draw:display-name="Hatch 9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color="#666666" draw:fill-gradient-name="Gradient_20_9" draw:fill-hatch-name="Hatching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1T14:47:20.957896332</dc:date>
    <meta:editing-duration>PT3H33M21S</meta:editing-duration>
    <meta:editing-cycles>34</meta:editing-cycles>
    <meta:generator>LibreOffice/4.2.8.2$Linux_X86_64 LibreOffice_project/420m0$Build-2</meta:generator>
    <meta:document-statistic meta:object-count="23"/>
    <meta:user-defined meta:name="Información 1"/>
    <meta:user-defined meta:name="Información 2"/>
    <meta:user-defined meta:name="Información 3"/>
    <meta:user-defined meta:name="Información 4"/>
  </office:meta>
</office:document-meta>
</file>